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25in" fo:margin-left="0in" fo:margin-top="0in" fo:margin-bottom="0in" table:align="left" style:writing-mode="lr-tb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3.4021in"/>
    </style:style>
    <style:style style:name="Table1.C" style:family="table-column">
      <style:table-column-properties style:column-width="1.1951in"/>
    </style:style>
    <style:style style:name="Table1.D" style:family="table-column">
      <style:table-column-properties style:column-width="1.1042in"/>
    </style:style>
    <style:style style:name="Table1.1" style:family="table-row">
      <style:table-row-properties style:min-row-height="0.2188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049in" fo:keep-together="always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333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in" fo:padding-right="0.0194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2188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in" fo:padding-right="0.0194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in" fo:padding-right="0.0194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69in" fo:margin-left="0in" fo:margin-top="0in" fo:margin-bottom="0in" table:align="left" style:writing-mode="lr-tb"/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3.2826in"/>
    </style:style>
    <style:style style:name="Table2.C" style:family="table-column">
      <style:table-column-properties style:column-width="1.7333in"/>
    </style:style>
    <style:style style:name="Table2.D" style:family="table-column">
      <style:table-column-properties style:column-width="1.2764in"/>
    </style:style>
    <style:style style:name="Table2.1" style:family="table-row">
      <style:table-row-properties style:min-row-height="0.3181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style:min-row-height="0.2215in" fo:keep-together="auto"/>
    </style:style>
    <style:style style:name="Table2.4" style:family="table-row">
      <style:table-row-properties style:min-row-height="0.2076in" fo:keep-together="auto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fo:font-weight="bold" style:font-name-asian="Times New Roman1" style:font-size-asian="10pt" style:language-asian="ar" style:country-asian="SA" style:font-weight-asian="bold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ru" fo:country="RU" style:font-name-asian="Times New Roman1" style:font-size-asian="14pt" style:language-asian="ar" style:country-asian="SA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etter-spacing="-0.0138in" fo:language="en" fo:country="US" style:font-name-asian="Times New Roman1" style:font-size-asian="14pt" style:language-asian="ar" style:country-asian="SA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snap-to-layout-grid="false"/>
      <style:text-properties style:font-name="Times New Roman" fo:font-size="14pt" fo:language="en" fo:country="US" style:font-name-asian="Times New Roman1" style:font-size-asian="14pt" style:language-asian="ar" style:country-asian="SA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P20" style:family="paragraph" style:parent-style-name="Standard">
      <style:paragraph-properties fo:margin-top="0in" fo:margin-bottom="0in" style:contextual-spacing="false" fo:line-height="150%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super 58%" style:font-name="Times New Roman" fo:font-size="14pt" fo:font-weight="bold" style:font-name-asian="Times New Roman1" style:font-size-asian="14pt" style:language-asian="ar" style:country-asian="SA" style:font-weight-asian="bold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style:text-underline-style="solid" style:text-underline-width="auto" style:text-underline-color="font-color" fo:font-weight="bold" style:font-name-asian="Times New Roman1" style:font-size-asian="12pt" style:language-asian="ar" style:country-asian="SA" style:font-weight-asian="bold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10pt" fo:font-weight="bold" style:letter-kerning="true" style:font-name-asian="Times New Roman1" style:font-size-asian="10pt" style:language-asian="ar" style:country-asian="SA" style:font-weight-asian="bold" style:font-size-complex="10pt" style:font-weight-complex="bold"/>
    </style:style>
    <style:style style:name="P25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26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 style:font-weight-complex="bold"/>
    </style:style>
    <style:style style:name="P27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P28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2pt" fo:font-weight="bold" style:font-name-asian="Times New Roman1" style:font-size-asian="12pt" style:language-asian="ar" style:country-asian="SA" style:font-weight-asian="bold" style:font-size-complex="12pt"/>
    </style:style>
    <style:style style:name="P29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9pt" fo:font-weight="bold" style:font-name-asian="Times New Roman1" style:font-size-asian="9pt" style:language-asian="ar" style:country-asian="SA" style:font-weight-asian="bold" style:font-size-complex="9pt"/>
    </style:style>
    <style:style style:name="P30" style:family="paragraph" style:parent-style-name="Standard">
      <style:paragraph-properties fo:margin-top="0in" fo:margin-bottom="0.0835in" style:contextual-spacing="false" fo:line-height="100%"/>
    </style:style>
    <style:style style:name="P31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P32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</style:style>
    <style:style style:name="P33" style:family="paragraph" style:parent-style-name="Text_20_body_20_inden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34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/>
      <style:text-properties fo:font-size="9pt" style:letter-kerning="true" style:font-size-asian="9pt" style:language-asian="ar" style:country-asian="SA" style:font-size-complex="9pt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2.95in" fo:margin-right="0in" fo:margin-top="0in" fo:margin-bottom="0in" style:contextual-spacing="false" fo:line-height="100%" fo:text-align="justify" style:justify-single-word="false" fo:text-indent="0.4917in" style:auto-text-indent="false"/>
      <style:text-properties style:text-position="super 58%" style:font-name="Times New Roman" fo:font-size="9pt" style:font-name-asian="Times New Roman1" style:font-size-asian="9pt" style:language-asian="ar" style:country-asian="SA" style:font-size-complex="9pt" style:font-weight-complex="bold"/>
    </style:style>
    <style:style style:name="P37" style:family="paragraph" style:parent-style-name="Standard" style:list-style-name="">
      <style:paragraph-properties fo:margin-top="0in" fo:margin-bottom="0in" style:contextual-spacing="false" fo:line-height="150%" fo:keep-with-next="always"/>
    </style:style>
    <style:style style:name="P3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style-complex="italic" style:font-weight-complex="bold"/>
    </style:style>
    <style:style style:name="P39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4pt" style:font-weight-complex="bold"/>
    </style:style>
    <style:style style:name="P40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1" style:family="paragraph" style:parent-style-name="Standard" style:list-style-name="">
      <style:paragraph-properties fo:margin-top="0in" fo:margin-bottom="0in" style:contextual-spacing="false" fo:line-height="100%" fo:text-align="center" style:justify-single-word="false"/>
      <style:text-properties style:font-name="Times New Roman" fo:font-size="13pt" fo:font-weight="bold" style:font-name-asian="Times New Roman1" style:font-size-asian="13pt" style:language-asian="ar" style:country-asian="SA" style:font-weight-asian="bold" style:font-size-complex="13pt" style:font-weight-complex="bold"/>
    </style:style>
    <style:style style:name="P42" style:family="paragraph" style:parent-style-name="Standard" style:list-style-name="">
      <style:paragraph-properties fo:margin-left="3.9335in" fo:margin-right="0in" fo:margin-top="0.1665in" fo:margin-bottom="0.0417in" style:contextual-spacing="false" fo:line-height="100%" fo:text-align="center" style:justify-single-word="false" fo:text-indent="0.4917in" style:auto-text-indent="false" fo:keep-with-next="always"/>
      <style:text-properties style:font-name="Times New Roman" fo:font-size="16pt" fo:font-weight="bold" style:letter-kerning="true" style:font-name-asian="Times New Roman1" style:font-size-asian="16pt" style:language-asian="ar" style:country-asian="SA" style:font-weight-asian="bold" style:font-size-complex="16pt" style:font-weight-complex="bold"/>
    </style:style>
    <style:style style:name="P43" style:family="paragraph" style:parent-style-name="Standard" style:list-style-name="">
      <style:paragraph-properties fo:margin-top="0.1665in" fo:margin-bottom="0.0417in" style:contextual-spacing="false" fo:line-height="100%" fo:text-align="center" style:justify-single-word="false" fo:orphans="0" fo:widows="0" fo:keep-with-next="always"/>
      <style:text-properties style:font-name="Times New Roman" fo:font-size="13pt" fo:letter-spacing="-0.0138in" style:font-name-asian="Times New Roman1" style:font-size-asian="13pt" style:language-asian="ar" style:country-asian="SA" style:font-size-complex="13pt" style:font-weight-complex="bold"/>
    </style:style>
    <style:style style:name="P44" style:family="paragraph" style:parent-style-name="Standard">
      <style:paragraph-properties fo:margin-left="0in" fo:margin-right="0.2937in" fo:margin-top="0in" fo:margin-bottom="0in" style:contextual-spacing="false" fo:line-height="100%" fo:text-align="justify" style:justify-single-word="false" fo:text-indent="0in" style:auto-text-indent="false"/>
      <style:text-properties officeooo:paragraph-rsid="0018d366"/>
    </style:style>
    <style:style style:name="T1" style:family="text">
      <style:text-properties style:font-name="Times New Roman" fo:font-size="14pt" style:letter-kerning="true" style:font-name-asian="Times New Roman1" style:font-size-asian="14pt" style:language-asian="ar" style:country-asian="SA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letter-kerning="true" style:font-name-asian="Times New Roman1" style:font-size-asian="14pt" style:language-asian="ar" style:country-asian="SA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language-asian="ar" style:country-asian="SA" style:font-weight-asian="bold" style:font-size-complex="10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1678df" style:font-name-asian="Times New Roman1" style:font-size-asian="14pt" style:language-asian="ar" style:country-asian="SA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173467" style:font-name-asian="Times New Roman1" style:font-size-asian="14pt" style:language-asian="ar" style:country-asian="SA" style:font-size-complex="14pt" style:font-weight-complex="bold"/>
    </style:style>
    <style:style style:name="T10" style:family="text">
      <style:text-properties style:font-name="Times New Roman" fo:font-size="14pt" style:font-name-asian="Times New Roman1" style:font-size-asian="14pt" style:language-asian="ar" style:country-asian="SA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ar" style:country-asian="SA" style:font-size-complex="14pt" style:font-weight-complex="bold"/>
    </style:style>
    <style:style style:name="T12" style:family="text">
      <style:text-properties style:font-name="Times New Roman" fo:font-size="14pt" style:font-name-asian="Times New Roman1" style:font-size-asian="14pt" style:language-asian="ar" style:country-asian="SA" style:font-size-complex="10pt"/>
    </style:style>
    <style:style style:name="T13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size-complex="10pt"/>
    </style:style>
    <style:style style:name="T14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15" style:family="text">
      <style:text-properties style:font-name="Times New Roman" fo:font-size="14pt" fo:letter-spacing="-0.0071in" style:font-name-asian="Times New Roman1" style:font-size-asian="14pt" style:language-asian="ar" style:country-asian="SA" style:font-size-complex="14pt"/>
    </style:style>
    <style:style style:name="T16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ar" style:country-asian="SA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ar" style:country-asian="SA" style:font-size-complex="10pt"/>
    </style:style>
    <style:style style:name="T18" style:family="text">
      <style:text-properties style:font-name="Times New Roman" fo:font-size="12pt" style:font-name-asian="Times New Roman1" style:font-size-asian="12pt" style:language-asian="ar" style:country-asian="SA" style:font-size-complex="10pt" style:font-weight-complex="bold"/>
    </style:style>
    <style:style style:name="T19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ar" style:country-asian="SA" style:font-size-complex="10pt" style:font-weight-complex="bold"/>
    </style:style>
    <style:style style:name="T20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0pt"/>
    </style:style>
    <style:style style:name="T21" style:family="text">
      <style:text-properties style:font-name="Times New Roman" fo:font-size="12pt" fo:letter-spacing="-0.0138in" style:font-name-asian="Times New Roman1" style:font-size-asian="12pt" style:language-asian="ar" style:country-asian="SA" style:font-size-complex="12pt"/>
    </style:style>
    <style:style style:name="T22" style:family="text">
      <style:text-properties style:font-name="Times New Roman" fo:font-size="8pt" style:font-name-asian="Times New Roman1" style:font-size-asian="8pt" style:language-asian="ar" style:country-asian="SA" style:font-size-complex="8pt" style:font-weight-complex="bold"/>
    </style:style>
    <style:style style:name="T23" style:family="text">
      <style:text-properties fo:font-size="14pt" style:letter-kerning="true" style:font-size-asian="14pt" style:language-asian="ar" style:country-asian="SA" style:font-size-complex="14pt"/>
    </style:style>
    <style:style style:name="T24" style:family="text">
      <style:text-properties fo:font-size="14pt" style:letter-kerning="true" style:font-size-asian="14pt" style:language-asian="ar" style:country-asian="SA" style:font-size-complex="14pt" style:font-weight-complex="bold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ffffff" loext:opacity="100%" style:font-name="Times New Roman" fo:font-size="14pt" style:text-underline-style="solid" style:text-underline-width="auto" style:text-underline-color="font-color" style:font-name-asian="Times New Roman1" style:font-size-asian="14pt" style:language-asian="ar" style:country-asian="SA" style:font-size-complex="10pt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language-asian="ru" style:country-asian="RU"/>
    </style:style>
    <style:style style:name="T30" style:family="text">
      <style:text-properties fo:color="#000000" loext:opacity="100%"/>
    </style:style>
    <style:style style:name="T31" style:family="text">
      <style:text-properties style:language-asian="ru" style:country-asian="RU"/>
    </style:style>
    <style:style style:name="T32" style:family="text">
      <style:text-properties style:text-position="super 58%" style:font-name="Times New Roman" fo:font-size="8pt" style:font-name-asian="Times New Roman1" style:font-size-asian="8pt" style:language-asian="ar" style:country-asian="SA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Дніпровський національний університет імені Олеся Гончара</text:p>
      <text:h text:style-name="P37" text:outline-level="1"><text:span text:style-name="T1">Факультет </text:span><text:span text:style-name="T2">прикладної математики<text:tab/><text:tab/><text:tab/><text:tab/><text:tab/><text:tab/><text:tab/><text:tab/></text:span></text:h>
      <text:h text:style-name="P37" text:outline-level="1"><text:span text:style-name="T1">Кафедра__</text:span><text:span text:style-name="T2">комп’ютерних технологій<text:tab/><text:tab/><text:tab/><text:tab/><text:tab/><text:tab/><text:tab/></text:span></text:h>
      <text:h text:style-name="P37" text:outline-level="1"><text:span text:style-name="T10">Рівень </text:span><text:span text:style-name="T3">перший (бакалаврський)<text:tab/><text:tab/><text:tab/><text:tab/><text:tab/><text:tab/><text:tab/><text:tab/></text:span></text:h>
      <text:p text:style-name="P33"><text:span text:style-name="T23">Спеціальність</text:span><text:span text:style-name="T24"> </text:span><text:span text:style-name="T25">113 Прикладна математика<text:tab/><text:tab/><text:tab/><text:tab/><text:tab/><text:tab/></text:span></text:p>
      <text:p text:style-name="P33"><text:span text:style-name="T26">Освітня програма</text:span><text:span text:style-name="T25"> Комп’ютерне моделювання та технології програмування</text:span></text:p>
      <text:p text:style-name="P34"><text:s/></text:p>
      <text:h text:style-name="P42" text:outline-level="1">ЗАТВЕРДЖУЮ</text:h>
      <text:p text:style-name="P24"/>
      <text:p text:style-name="P28">Завідувач кафедри</text:p>
      <text:p text:style-name="P27">комп’ютерних технологій<text:tab/><text:tab/></text:p>
      <text:p text:style-name="P25"><text:span text:style-name="T13"><text:s/>______________ </text:span><text:span text:style-name="T4"><text:tab/></text:span><text:span text:style-name="T5">Гук Н.А.<text:tab/></text:span></text:p>
      <text:p text:style-name="P29"><text:tab/>(підпис) <text:tab/><text:tab/><text:tab/><text:tab/>(П.І.Б.)</text:p>
      <text:p text:style-name="P25"><text:span text:style-name="T18">«</text:span><text:span text:style-name="T19"><text:tab/>22<text:tab/></text:span><text:span text:style-name="T18">» </text:span><text:span text:style-name="T19"><text:tab/>березня<text:tab/>2021 року</text:span></text:p>
      <text:p text:style-name="P26"/>
      <text:h text:style-name="P38" text:outline-level="2"/>
      <text:h text:style-name="P38" text:outline-level="2"/>
      <text:h text:style-name="P38" text:outline-level="2">З А В Д А Н Н Я</text:h>
      <text:h text:style-name="P39" text:outline-level="3">НА ДИПЛОМНУ РОБОТУ</text:h>
      <text:h text:style-name="P40" text:outline-level="3"/>
      <text:p text:style-name="P5"/>
      <text:p text:style-name="P2"><text:span text:style-name="T14"><text:s text:c="36"/></text:span><text:span text:style-name="T5">Панасенко Єгор Сергійович <text:s text:c="43"/></text:span><text:span text:style-name="T27">ч</text:span></text:p>
      <text:p text:style-name="P1"><text:span text:style-name="T12">1. Тема роботи </text:span><text:span text:style-name="T5">Генерація та відображення 3D-моделей об'єктів у<text:tab/><text:tab/><text:tab/></text:span></text:p>
      <text:p text:style-name="P18">комп'ютерних іграх з використанням сплайнів<text:tab/><text:tab/><text:tab/><text:tab/><text:tab/><text:tab/></text:p>
      <text:p text:style-name="P30"><text:span text:style-name="T12">керівник роботи <text:s text:c="3"/></text:span><text:span text:style-name="T6">доц., <text:s/>канд. фіз.-мат. наук Степанова Наталія Іванівна, <text:tab/></text:span></text:p>
      <text:p text:style-name="P4"><text:span text:style-name="T12">затверджені наказом по Університету від «</text:span><text:span text:style-name="T5"> 19 </text:span><text:span text:style-name="T12">»</text:span><text:span text:style-name="T5"> <text:s/>березня <text:s/>2021 року № 332с<text:tab/></text:span></text:p>
      <text:p text:style-name="P7"/>
      <text:p text:style-name="P4"><text:span text:style-name="T12">2. Строк подання роботи </text:span><text:span text:style-name="T5"><text:tab/>04 червня 2021 року<text:tab/><text:tab/><text:tab/><text:tab/><text:tab/></text:span></text:p>
      <text:p text:style-name="P31"/>
      <text:p text:style-name="P32"><text:span text:style-name="T12">3. Вхідні дані до роботи </text:span><text:span text:style-name="T5"><text:s text:c="3"/>система просторових координат об'єктів, які підлягають відображенню <text:s/></text:span><text:span text:style-name="T6"><text:tab/><text:tab/><text:tab/><text:tab/><text:tab/> <text:s text:c="2"/><text:tab/><text:tab/><text:tab/><text:tab/></text:span></text:p>
      <text:p text:style-name="P32"><text:span text:style-name="T12">_________________________________________________________________</text:span><text:span text:style-name="T5"> </text:span></text:p>
      <text:p text:style-name="P31"/>
      <text:p text:style-name="P44"><text:span text:style-name="T12">4. Зміст розрахунково-пояснювальної записки (перелік питань, які потрібно розробити) <text:s text:c="7"/></text:span><text:span text:style-name="T5">огляд проблеми та методи розробки програмного забезпечення <text:s/>щодо <text:s/>генерації 3D-моделей об'єктів з використанням сплайнів; проектування програмного додатку; виконання програмної реалізації; аналіз результатів. <text:tab/><text:tab/><text:tab/><text:tab/><text:tab/><text:tab/><text:tab/><text:tab/> </text:span><text:span text:style-name="T12">_________________________________________________________________<text:tab/> _________________________________________________________________</text:span></text:p>
      <text:p text:style-name="P9"/>
      <text:p text:style-name="P4"><text:span text:style-name="T10">5. Перелік графічного матеріалу (</text:span><text:span text:style-name="T15">з точним зазначенням обов’язкових креслень</text:span><text:span text:style-name="T10">)</text:span></text:p>
      <text:p text:style-name="P20"><text:span text:style-name="T7"><text:s text:c="3"/></text:span><text:span text:style-name="T8">33</text:span><text:span text:style-name="T7"> </text:span><text:span text:style-name="T9">рисунки</text:span><text:span text:style-name="T7">, 1</text:span><text:span text:style-name="T16">2</text:span><text:span text:style-name="T7"> слайдів</text:span><text:span text:style-name="T11">____________________________________________ </text:span></text:p>
      <text:p text:style-name="P8"><text:soft-page-break/>6. Консультанти розділів роботи 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0">Розділ</text:p>
          </table:table-cell>
          <table:table-cell table:style-name="Table1.A1" table:number-rows-spanned="2" office:value-type="string">
            <text:p text:style-name="P10">Прізвище, ініціали та посада </text:p>
            <text:p text:style-name="P10">консультанта</text:p>
          </table:table-cell>
          <table:table-cell table:style-name="Table1.C1" table:number-columns-spanned="2" office:value-type="string">
            <text:p text:style-name="P10">Підпис, дата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0">завдання видав</text:p>
          </table:table-cell>
          <table:table-cell table:style-name="Table1.D2" office:value-type="string">
            <text:p text:style-name="P10">завдання</text:p>
            <text:p text:style-name="P10">прийняв</text:p>
          </table:table-cell>
        </table:table-row>
        <table:table-row table:style-name="Table1.3">
          <table:table-cell table:style-name="Table1.A3" office:value-type="string">
            <text:p text:style-name="P11">1</text:p>
          </table:table-cell>
          <table:table-cell table:style-name="Table1.B3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3" office:value-type="string">
            <text:p text:style-name="P14">22.03.2021</text:p>
          </table:table-cell>
          <table:table-cell table:style-name="Table1.D3" office:value-type="string">
            <text:p text:style-name="P14">23.04.2021</text:p>
          </table:table-cell>
        </table:table-row>
        <table:table-row table:style-name="Table1.4">
          <table:table-cell table:style-name="Table1.A4" office:value-type="string">
            <text:p text:style-name="P11">2</text:p>
          </table:table-cell>
          <table:table-cell table:style-name="Table1.B4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4" office:value-type="string">
            <text:p text:style-name="P14">23.04.2021</text:p>
          </table:table-cell>
          <table:table-cell table:style-name="Table1.D4" office:value-type="string">
            <text:p text:style-name="P14">11.05.2021</text:p>
          </table:table-cell>
        </table:table-row>
        <table:table-row table:style-name="Table1.3">
          <table:table-cell table:style-name="Table1.A5" office:value-type="string">
            <text:p text:style-name="P11">3</text:p>
          </table:table-cell>
          <table:table-cell table:style-name="Table1.B5" office:value-type="string">
            <text:p text:style-name="P13">Степанова Н<text:span text:style-name="T28">.</text:span> І., доцент кафедри комп’ютерних технологій</text:p>
          </table:table-cell>
          <table:table-cell table:style-name="Table1.C5" office:value-type="string">
            <text:p text:style-name="P14">11.05.2021</text:p>
          </table:table-cell>
          <table:table-cell table:style-name="Table1.D5" office:value-type="string">
            <text:p text:style-name="P14">25.05.2021</text:p>
          </table:table-cell>
        </table:table-row>
      </table:table>
      <text:p text:style-name="P15"/>
      <text:p text:style-name="P4"><text:span text:style-name="T10">7. Дата видачі завдання <text:s/></text:span><text:span text:style-name="T6"><text:tab/>22 березня 2021 р.<text:tab/><text:tab/><text:tab/><text:tab/><text:tab/></text:span></text:p>
      <text:p text:style-name="P21"/>
      <text:h text:style-name="P40" text:outline-level="3"/>
      <text:h text:style-name="P41" text:outline-level="3">КАЛЕНДАРНИЙ ПЛАН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№</text:p>
            <text:p text:style-name="P19">з/п</text:p>
          </table:table-cell>
          <table:table-cell table:style-name="Table2.B1" office:value-type="string">
            <text:p text:style-name="P19">Назва етапів роботи </text:p>
          </table:table-cell>
          <table:table-cell table:style-name="Table2.A1" office:value-type="string">
            <text:p text:style-name="P3"><text:span text:style-name="T20">Строк </text:span><text:span text:style-name="T21">виконання</text:span><text:span text:style-name="T17"> етапів роботи</text:span></text:p>
          </table:table-cell>
          <table:table-cell table:style-name="Table2.A1" office:value-type="string">
            <text:h text:style-name="P43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3"><text:span text:style-name="T30">Знайомство з предметною областю. </text:span><text:span text:style-name="T31">Вивчення алгоритмів </text:span><text:span text:style-name="T29">генерації зображень в комп’ютерних іграх</text:span></text:p>
          </table:table-cell>
          <table:table-cell table:style-name="Table2.A1" office:value-type="string">
            <text:p text:style-name="P14">08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3">Огляд методів програмної реалізації поставленої<text:span text:style-name="T30"> задачі, вивчення потрібних бібліотек</text:span></text:p>
          </table:table-cell>
          <table:table-cell table:style-name="Table2.A1" office:value-type="string">
            <text:p text:style-name="P35">19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3">Вибір алгоритму і розробка структури <text:span text:style-name="T28">програми генерації </text:span>зображення</text:p>
          </table:table-cell>
          <table:table-cell table:style-name="Table2.A1" office:value-type="string">
            <text:p text:style-name="P14">27.04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3">Виконання програмної реалізації </text:p>
          </table:table-cell>
          <table:table-cell table:style-name="Table2.A1" office:value-type="string">
            <text:p text:style-name="P14">14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4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3">Аналіз результатів роботи розробленого програмного додатку</text:p>
          </table:table-cell>
          <table:table-cell table:style-name="Table2.A1" office:value-type="string">
            <text:p text:style-name="P14">28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3">Оформлення дипломної роботи та супроводжуючої документації</text:p>
          </table:table-cell>
          <table:table-cell table:style-name="Table2.A1" office:value-type="string">
            <text:p text:style-name="P14">31.05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3">Надання до випускової кафедри електронної версії дипломної роботи для проходження нормоконтролю</text:p>
          </table:table-cell>
          <table:table-cell table:style-name="Table2.A1" office:value-type="string">
            <text:p text:style-name="P14">01.06.2021</text:p>
          </table:table-cell>
          <table:table-cell table:style-name="Table2.A1" office:value-type="string">
            <text:p text:style-name="P23">виконано</text:p>
          </table:table-cell>
        </table:table-row>
        <table:table-row table:style-name="Table2.2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3">Надання паперового примірника дипломної роботи з власноручним підписом до випускової кафедри</text:p>
          </table:table-cell>
          <table:table-cell table:style-name="Table2.A1" office:value-type="string">
            <text:p text:style-name="P14">07.06.2021</text:p>
          </table:table-cell>
          <table:table-cell table:style-name="Table2.A1" office:value-type="string">
            <text:p text:style-name="P23">виконано</text:p>
          </table:table-cell>
        </table:table-row>
      </table:table>
      <text:p text:style-name="P6"/>
      <text:p text:style-name="P9"/>
      <text:p text:style-name="P9">Студент<text:tab/><text:tab/><text:tab/><text:tab/><text:tab/>_____________ <text:tab/><text:tab/>Панасенко Є. С.</text:p>
      <text:p text:style-name="P36">( підпис ) </text:p>
      <text:p text:style-name="P9"/>
      <text:p text:style-name="P9">Керівник роботи <text:tab/><text:tab/> <text:tab/><text:tab/>______________<text:tab/><text:tab/>Степанова Н. І.<text:bookmark text:name="_GoBack"/></text:p>
      <text:p text:style-name="P4"><text:span text:style-name="T18"><text:tab/></text:span><text:span text:style-name="T22"><text:tab/><text:tab/><text:tab/><text:tab/><text:tab/><text:tab/></text:span><text:span text:style-name="T32">( підпис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letter-kerning="false" style:font-name-asian="Roboto" style:font-size-asian="12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Roboto" style:font-family-asian="Roboto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Pack by Diakov</meta:initial-creator>
    <meta:keyword/>
    <meta:keyword/>
    <meta:editing-cycles>8</meta:editing-cycles>
    <meta:creation-date>2021-06-10T17:10:00</meta:creation-date>
    <dc:date>2021-06-11T01:29:04.971270591</dc:date>
    <dc:language>en-US</dc:language>
    <meta:editing-duration>PT4M45S</meta:editing-duration>
    <meta:generator>LibreOffice/7.1.3.2$Linux_X86_64 LibreOffice_project/10$Build-2</meta:generator>
    <meta:document-statistic meta:table-count="2" meta:image-count="0" meta:object-count="0" meta:page-count="2" meta:paragraph-count="89" meta:word-count="331" meta:character-count="2952" meta:non-whitespace-character-count="2493"/>
    <meta:user-defined meta:name="AppVersion">16.0000</meta:user-defined>
    <meta:template xlink:type="simple" xlink:actuate="onRequest" xlink:title="Normal" xlink:href=""/>
  </office:meta>
</office:document-meta>
</file>